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3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5.309cm" fo:min-width="11.936cm" style:writing-mode="lr-tb"/>
      <style:paragraph-properties style:writing-mode="lr-tb"/>
    </style:style>
    <style:style style:name="gr8" style:family="graphic" style:parent-style-name="standard">
      <style:graphic-properties draw:fill-color="#00cccc" draw:textarea-horizontal-align="justify" draw:textarea-vertical-align="middle" draw:auto-grow-height="false" fo:min-height="2.149cm" fo:min-width="1.219cm" style:writing-mode="lr-tb"/>
      <style:paragraph-properties style:writing-mode="lr-tb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2.139cm" fo:min-width="1.329cm" style:writing-mode="lr-tb"/>
      <style:paragraph-properties style:writing-mode="lr-tb"/>
    </style:style>
    <style:style style:name="gr10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gr14" style:family="graphic" style:parent-style-name="standard">
      <style:graphic-properties draw:fill-color="#00cccc" draw:textarea-horizontal-align="justify" draw:textarea-vertical-align="top" draw:auto-grow-height="false" fo:min-height="3.599cm" fo:min-width="2.079cm" style:writing-mode="lr-tb"/>
      <style:paragraph-properties style:writing-mode="lr-tb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0.495cm" fo:min-width="1.452cm" style:writing-mode="lr-tb"/>
      <style:paragraph-properties style:writing-mode="lr-tb"/>
    </style:style>
    <style:style style:name="gr16" style:family="graphic" style:parent-style-name="standard">
      <style:graphic-properties draw:fill-color="#cc9900" draw:textarea-horizontal-align="justify" draw:textarea-vertical-align="top" draw:auto-grow-height="false" fo:min-height="2.747cm" fo:min-width="1.287cm" style:writing-mode="lr-tb"/>
      <style:paragraph-properties style:writing-mode="lr-tb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  <style:paragraph-properties style:writing-mode="lr-tb"/>
    </style:style>
    <style:style style:name="gr18" style:family="graphic" style:parent-style-name="standard">
      <style:graphic-properties draw:fill-color="#00ccff" draw:textarea-horizontal-align="justify" draw:textarea-vertical-align="middle" draw:auto-grow-height="false" fo:min-height="0.726cm" fo:min-width="0.984cm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31cm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0pt" style:font-size-complex="10pt"/>
    </style:style>
    <style:style style:name="P2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3" style:family="paragraph">
      <style:paragraph-properties style:writing-mode="lr-tb"/>
      <style:text-properties fo:font-size="8pt" style:font-size-asian="11pt" style:font-size-complex="11pt"/>
    </style:style>
    <style:style style:name="P4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5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loext:graphic-properties draw:fill="none"/>
    </style:style>
    <style:style style:name="P10" style:family="paragraph">
      <style:paragraph-properties style:writing-mode="lr-tb"/>
      <style:text-properties fo:font-size="12pt" style:font-size-asian="11pt" style:font-size-complex="11pt"/>
    </style:style>
    <style:style style:name="P11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12pt" style:font-size-asian="10pt" style:font-size-complex="10pt"/>
    </style:style>
    <style:style style:name="P14" style:family="paragraph">
      <loext:graphic-properties draw:fill-color="#00cccc"/>
      <style:paragraph-properties fo:text-align="center" style:writing-mode="lr-tb"/>
      <style:text-properties fo:font-size="12pt" style:font-size-asian="10pt" style:font-size-complex="10pt"/>
    </style:style>
    <style:style style:name="P15" style:family="paragraph">
      <style:paragraph-properties fo:text-align="center" style:writing-mode="lr-tb"/>
      <style:text-properties fo:font-size="12pt" style:font-size-asian="11pt" style:font-size-complex="11pt"/>
    </style:style>
    <style:style style:name="P16" style:family="paragraph">
      <loext:graphic-properties draw:fill-color="#cc9900"/>
      <style:paragraph-properties fo:text-align="center" style:writing-mode="lr-tb"/>
      <style:text-properties fo:font-size="12pt" style:font-size-asian="11pt" style:font-size-complex="11pt"/>
    </style:style>
    <style:style style:name="P17" style:family="paragraph">
      <style:text-properties fo:font-size="12pt"/>
    </style:style>
    <style:style style:name="P18" style:family="paragraph">
      <loext:graphic-properties draw:fill="none" draw:fill-color="#ffffff"/>
      <style:text-properties fo:font-size="12pt"/>
    </style:style>
    <style:style style:name="T1" style:family="text">
      <style:text-properties fo:font-size="8pt" style:font-size-asian="10pt" style:font-size-complex="10pt"/>
    </style:style>
    <style:style style:name="T2" style:family="text">
      <style:text-properties fo:font-size="8pt" style:font-size-asian="11pt" style:font-size-complex="11pt"/>
    </style:style>
    <style:style style:name="T3" style:family="text">
      <style:text-properties fo:font-size="12pt"/>
    </style:style>
    <style:style style:name="T4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0" draw:style-name="gr1" draw:text-style-name="P2" draw:layer="layout" svg:width="1.994cm" svg:height="1.016cm" svg:x="18.464cm" svg:y="6.143cm">
          <text:p text:style-name="P1"><text:span text:style-name="T1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2" draw:text-style-name="P4" draw:layer="layout" svg:width="1.898cm" svg:height="1.08cm" svg:x="18.718cm" svg:y="4.492cm">
          <text:p text:style-name="P3"><text:span text:style-name="T2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3" draw:text-style-name="P5" draw:layer="layout" svg:width="1.905cm" svg:height="1.016cm" svg:x="18.591cm" svg:y="3.032cm">
          <text:p text:style-name="P1"><text:span text:style-name="T1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4" draw:text-style-name="P6" draw:layer="layout" svg:width="1.841cm" svg:height="0.839cm" svg:x="18.718cm" svg:y="1.698cm">
          <text:p text:style-name="P3"><text:span text:style-name="T2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8.082cm" svg:y1="2.46cm" svg:x2="18.082cm" svg:y2="7.032cm">
          <text:p/>
        </draw:line>
        <draw:g draw:style-name="gr6">
          <draw:custom-shape draw:name="Shape 8" draw:style-name="gr7" draw:text-style-name="P8" draw:layer="layout" svg:width="13.036cm" svg:height="6.159cm" svg:x="1.531cm" svg:y="1.635cm">
            <text:p text:style-name="P8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7" draw:layer="layout" svg:x1="14.589cm" svg:y1="2.46cm" svg:x2="14.589cm" svg:y2="7.032cm">
            <text:p/>
          </draw:line>
          <draw:custom-shape draw:name="Shape 1" draw:style-name="gr1" draw:text-style-name="P2" xml:id="id1" draw:id="id1" draw:layer="layout" svg:width="1.994cm" svg:height="1.016cm" svg:x="7.134cm" svg:y="5.427cm">
            <text:p text:style-name="P1"><text:span text:style-name="T1">Mediato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8" draw:text-style-name="P5" xml:id="id2" draw:id="id2" draw:layer="layout" svg:width="1.905cm" svg:height="2.585cm" svg:x="2.651cm" svg:y="4.633cm">
            <text:p text:style-name="P1"><text:span text:style-name="T1">Sub-System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9" draw:text-style-name="P4" xml:id="id3" draw:id="id3" draw:layer="layout" svg:width="2.025cm" svg:height="2.585cm" svg:x="11.23cm" svg:y="4.638cm">
            <text:p text:style-name="P3"><text:span text:style-name="T2">Sub-System B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9" draw:layer="layout" draw:type="line" svg:x1="7.134cm" svg:y1="5.935cm" svg:x2="4.556cm" svg:y2="5.925cm" draw:start-shape="id1" draw:start-glue-point="3" draw:end-shape="id2" draw:end-glue-point="1" svg:d="M7134 5935l-2578-10" svg:viewBox="0 0 2579 11">
            <text:p/>
          </draw:connector>
          <draw:connector draw:style-name="gr10" draw:text-style-name="P9" draw:layer="layout" draw:type="line" svg:x1="9.128cm" svg:y1="5.935cm" svg:x2="11.23cm" svg:y2="5.93cm" draw:start-shape="id1" draw:start-glue-point="1" draw:end-shape="id3" draw:end-glue-point="3" svg:d="M9128 5935l2102-5" svg:viewBox="0 0 2103 6">
            <text:p/>
          </draw:connector>
          <draw:connector draw:style-name="gr11" draw:text-style-name="P9" draw:layer="layout" draw:type="line" svg:x1="8.116cm" svg:y1="3.662cm" svg:x2="8.131cm" svg:y2="5.427cm" draw:start-shape="id4" draw:start-glue-point="2" draw:end-shape="id1" draw:end-glue-point="0" svg:d="M8116 3662l15 1765" svg:viewBox="0 0 16 1766">
            <text:p/>
          </draw:connector>
          <draw:custom-shape draw:name="Shape 9" draw:style-name="gr12" draw:text-style-name="P11" xml:id="id4" draw:id="id4" draw:layer="layout" svg:width="1.407cm" svg:height="0.839cm" svg:x="7.413cm" svg:y="2.823cm">
            <text:p text:style-name="P10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6">
          <draw:custom-shape draw:name="Shape 8" draw:style-name="gr13" draw:text-style-name="P12" draw:layer="layout" svg:width="13.036cm" svg:height="6.159cm" svg:x="1.571cm" svg:y="8.684cm">
            <text:p text:style-name="P12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7" draw:layer="layout" svg:x1="14.629cm" svg:y1="9.503cm" svg:x2="14.629cm" svg:y2="14.075cm">
            <text:p/>
          </draw:line>
          <draw:custom-shape draw:name="Shape 15" draw:style-name="gr14" draw:text-style-name="P14" xml:id="id5" draw:id="id5" draw:layer="layout" svg:width="2.857cm" svg:height="4.127cm" svg:x="10.09cm" svg:y="10.081cm">
            <text:p text:style-name="P13"><text:span text:style-name="T1">Undo Sta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15" draw:text-style-name="P2" xml:id="id9" draw:id="id9" draw:layer="layout" svg:width="2.032cm" svg:height="0.825cm" svg:x="10.485cm" svg:y="13.129cm">
            <text:p text:style-name="P1"><text:span text:style-name="T1">Mement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0" draw:style-name="gr15" draw:text-style-name="P2" xml:id="id8" draw:id="id8" draw:layer="layout" svg:width="2.032cm" svg:height="0.825cm" svg:x="10.485cm" svg:y="12.113cm">
            <text:p text:style-name="P1"><text:span text:style-name="T1">Mement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15" draw:text-style-name="P2" xml:id="id7" draw:id="id7" draw:layer="layout" svg:width="2.032cm" svg:height="0.825cm" svg:x="10.485cm" svg:y="11.097cm">
            <text:p text:style-name="P1"><text:span text:style-name="T1">Mement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2" draw:style-name="gr16" draw:text-style-name="P16" draw:layer="layout" svg:width="1.979cm" svg:height="3.189cm" svg:x="5.127cm" svg:y="10.257cm">
            <text:p text:style-name="P15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7" draw:text-style-name="P9" draw:layer="layout" draw:type="curve" svg:x1="11.518cm" svg:y1="10.081cm" svg:x2="6.119cm" svg:y2="11.976cm" draw:start-shape="id5" draw:start-glue-point="0" draw:end-shape="id6" draw:end-glue-point="0" svg:d="M11518 10081c0-753-5399-1700-5399 1895" svg:viewBox="0 0 5400 2599">
            <text:p/>
          </draw:connector>
          <draw:custom-shape draw:name="Shape 4" draw:style-name="gr18" draw:text-style-name="P4" xml:id="id6" draw:id="id6" draw:layer="layout" svg:width="1.588cm" svg:height="1.08cm" svg:x="5.325cm" svg:y="11.976cm">
            <text:p text:style-name="P3"><text:span text:style-name="T2">Internal Stat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9" draw:layer="layout" draw:type="lines" draw:line-skew="1.596cm -0.973cm" svg:x1="6.913cm" svg:y1="12.516cm" svg:x2="10.485cm" svg:y2="11.509cm" draw:start-shape="id6" draw:start-glue-point="1" draw:end-shape="id7" draw:end-glue-point="3" svg:d="M6913 12516h2098v-1007h1474" svg:viewBox="0 0 3573 1008">
            <text:p/>
          </draw:connector>
          <draw:connector draw:style-name="gr11" draw:text-style-name="P9" draw:layer="layout" draw:type="lines" svg:x1="6.913cm" svg:y1="12.516cm" svg:x2="10.485cm" svg:y2="12.525cm" draw:start-shape="id6" draw:start-glue-point="1" draw:end-shape="id8" svg:d="M6913 12516h502l2569 9h501" svg:viewBox="0 0 3573 10">
            <text:p/>
          </draw:connector>
          <draw:connector draw:style-name="gr11" draw:text-style-name="P9" draw:layer="layout" draw:type="lines" draw:line-skew="1.596cm -0.973cm" svg:x1="6.913cm" svg:y1="12.516cm" svg:x2="10.485cm" svg:y2="13.541cm" draw:start-shape="id6" draw:start-glue-point="1" draw:end-shape="id9" draw:end-glue-point="3" svg:d="M6913 12516h2098v1025h1474" svg:viewBox="0 0 3573 1026">
            <text:p/>
          </draw:connector>
          <draw:frame draw:style-name="gr19" draw:text-style-name="P18" draw:layer="layout" svg:width="1.56cm" svg:height="0.725cm" svg:x="8.476cm" svg:y="8.747cm">
            <draw:text-box>
              <text:p text:style-name="P17"><text:span text:style-name="T3">undo</text:span></text:p>
            </draw:text-box>
          </draw:frame>
          <draw:frame draw:style-name="gr19" draw:text-style-name="P18" draw:layer="layout" svg:width="1.56cm" svg:height="0.725cm" svg:x="7.36cm" svg:y="11.769cm">
            <draw:text-box>
              <text:p text:style-name="P17"><text:span text:style-name="T3">sav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3-03T11:26:44.623000000</meta:creation-date>
    <dc:date>2023-03-06T22:58:59.113000000</dc:date>
    <dc:creator>Stephen P Lepisto</dc:creator>
    <meta:editing-duration>PT10M48S</meta:editing-duration>
    <meta:editing-cycles>13</meta:editing-cycles>
    <meta:generator>LibreOffice/7.5.0.3$Windows_X86_64 LibreOffice_project/c21113d003cd3efa8c53188764377a8272d9d6de</meta:generator>
    <meta:document-statistic meta:object-count="30"/>
  </office:meta>
</office:document-meta>
</file>